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loext:graphic-properties draw:fill="solid" draw:fill-color="#ffffff"/>
      <style:paragraph-properties fo:line-height="115%" fo:text-align="start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color="#000000" loext:opacity="100%" style:font-name="times new roman" fo:font-size="14pt" fo:language="ru" fo:country="RU" fo:font-style="normal" fo:font-weight="normal" officeooo:rsid="00263682" officeooo:paragraph-rsid="00263682" style:font-size-asian="12.25pt" style:font-style-asian="normal" style:font-weight-asian="normal" style:font-size-complex="14pt" style:font-style-complex="normal" style:font-weight-complex="normal"/>
    </style:style>
    <style:style style:name="P2" style:family="paragraph" style:parent-style-name="По_20_умолчанию">
      <loext:graphic-properties draw:fill="solid" draw:fill-color="#ffffff"/>
      <style:paragraph-properties fo:line-height="115%" fo:text-align="start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color="#000000" loext:opacity="100%" style:font-name="times new roman" fo:font-size="14pt" fo:language="ru" fo:country="RU" fo:font-style="normal" fo:font-weight="normal" officeooo:rsid="00263682" officeooo:paragraph-rsid="00263682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loext:graphic-properties draw:fill="solid" draw:fill-color="#ffffff"/>
      <style:paragraph-properties fo:line-height="115%" fo:text-align="start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color="#000000" loext:opacity="100%" style:font-name="times new roman" fo:font-size="14pt" fo:language="ru" fo:country="RU" fo:font-style="normal" fo:font-weight="normal" officeooo:rsid="00263682" officeooo:paragraph-rsid="00263682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loext:graphic-properties draw:fill="solid" draw:fill-color="#ffffff"/>
      <style:paragraph-properties fo:line-height="115%" fo:text-align="start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color="#000000" loext:opacity="100%" style:font-name="times new roman" fo:font-size="14pt" fo:language="ru" fo:country="RU" fo:font-style="normal" fo:font-weight="normal" officeooo:rsid="0028db34" officeooo:paragraph-rsid="0028db34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loext:graphic-properties draw:fill="solid" draw:fill-color="#ffffff"/>
      <style:paragraph-properties fo:line-height="115%" fo:text-align="start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color="#000000" loext:opacity="100%" style:font-name="times new roman" fo:font-size="14pt" fo:language="ru" fo:country="RU" fo:font-style="normal" fo:font-weight="normal" officeooo:rsid="0028db34" officeooo:paragraph-rsid="002a824e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loext:graphic-properties draw:fill="solid" draw:fill-color="#ffffff"/>
      <style:paragraph-properties fo:line-height="115%" fo:text-align="start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color="#000000" loext:opacity="100%" style:font-name="times new roman" fo:font-size="14pt" fo:language="ru" fo:country="RU" fo:font-style="normal" fo:font-weight="normal" officeooo:rsid="002a824e" officeooo:paragraph-rsid="002a824e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28db34"/>
    </style:style>
    <style:style style:name="T2" style:family="text">
      <style:text-properties officeooo:rsid="002a82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пособы повышения производительности</text:p>
      <text:p text:style-name="P1">1) Использование индексов</text:p>
      <text:p text:style-name="P1">2) Настройка физ параметров СУБД (способ разделения пространства хранения данных, стратегии работы с транзакциями и т. д.)</text:p>
      <text:p text:style-name="P1"/>
      <text:p text:style-name="P1">Индекс SQL — список всех значений в группе из одного или нескольких столбцов, упорядоченный в некотором приемлемом для данного типа данных смысле (кажд</text:p>
      <text:p text:style-name="P1">Индексы работают неявно:</text:p>
      <text:p text:style-name="P1">- при выполнении запроса СУБД определяет, какие индексы нужно использовать</text:p>
      <text:p text:style-name="P1">- в рамках того или иного запроса СУБД может не использовать индекс</text:p>
      <text:p text:style-name="P1"/>
      <text:p text:style-name="P1">Индексы создаются по таблицам для ускорения операций, включающих:</text:p>
      <text:p text:style-name="P1">- предложения WHERE и JOIN</text:p>
      <text:p text:style-name="P1">- определение значений MIN() и MAX() по индексированному столбцу</text:p>
      <text:p text:style-name="P1">- сортировку и группировку столбцов таблицы</text:p>
      <text:p text:style-name="P1"/>
      <text:p text:style-name="P1">Недостатки индексов:</text:p>
      <text:p text:style-name="P1">- занимают место в памяти</text:p>
      <text:p text:style-name="P1">- при изменении/удалении содержимого индексированного столбца/при добавлении новой строки индекс необходимо обновлять (это замедляет операции)</text:p>
      <text:p text:style-name="P1">- индексы неэффективны, если в таблице мало строк</text:p>
      <text:p text:style-name="P1">- индексы неэффективны, если по условию выбираются большие объёмы данных</text:p>
      <text:p text:style-name="P1"/>
      <text:p text:style-name="P1">Создание индексов</text:p>
      <text:p text:style-name="P1">CREATE INDEX index_name ON table_name (column1_name, column2_name)</text:p>
      <text:p text:style-name="P1">CREATE INDEX index_name ON table_name USING btree(column1, column2)</text:p>
      <text:p text:style-name="P1"/>
      <text:p text:style-name="P1">B-tree</text:p>
      <text:p text:style-name="P1">Дерево — связный ациклический граф</text:p>
      <text:p text:style-name="P1">Связность — наличие путей между любой парой вершин</text:p>
      <text:p text:style-name="P1">Ацикличность — отсутствие циклов и то, что между парами вершин</text:p>
      <text:p text:style-name="P4">B-tree — структура данных, дерево поиска. С точки зрения логического представления — сбалансированное, сильно ветвистое дерево</text:p>
      <text:p text:style-name="P4">Сбалансированность — длина любых двух путей от корня до листьев различается не более, чем на единицу</text:p>
      <text:p text:style-name="P4"><text:soft-page-break/>Ветвистость дерева — свойство каждого узла дерева ссылаться на большое число узлов-потомков</text:p>
      <text:p text:style-name="P4">B-tree (balanced tree index) — индекс сгруппированный по листьям сбалансированного дерева</text:p>
      <text:p text:style-name="P4">2 типа вершин:</text:p>
      <text:p text:style-name="P4">- внутренние страницы (ссылки на дочерние)</text:p>
      <text:p text:style-name="P4">- листовые страницы</text:p>
      <text:p text:style-name="P4"/>
      <text:p text:style-name="P4">B-tree:</text:p>
      <text:p text:style-name="P4">- значения (ключи) внутри каждого узла отсортированы</text:p>
      <text:p text:style-name="P4">- дерево сбалансировано, ключи равномерно распределены по узлам, что позволяет минимизировать количество переходов</text:p>
      <text:p text:style-name="P4">- полезен при использовании совместно с =, &lt;, &gt;, &lt;=, &gt;=, BETWEEN и тп</text:p>
      <text:p text:style-name="P4"/>
      <text:p text:style-name="P4">Hash-Index (для его построения требуется хэш-функция)</text:p>
      <text:p text:style-name="P4">Хэш-функция — функция для преобразования входных данных в результирующие данные фиксированного формата</text:p>
      <text:p text:style-name="P4"/>
      <text:p text:style-name="P4">Hash-индексы</text:p>
      <text:p text:style-name="P4">- очень эффективны, когда используется прямое сравнение</text:p>
      <text:p text:style-name="P4"/>
      <text:p text:style-name="P4">Индексы в PostgreSQL</text:p>
      <text:p text:style-name="P4">GiST — обобщённое дерево поиска</text:p>
      <text:p text:style-name="P4">GIN — обобщённый инвертированный индекс (для ускорения полнотекстового поиска)</text:p>
      <text:p text:style-name="P4"/>
      <text:p text:style-name="P4">Язык SQL декларативен</text:p>
      <text:p text:style-name="P4">- в запросах указывается, какими должны быть данные, которые необходимо получить</text:p>
      <text:p text:style-name="P4">- не говорится о том, как система должна выполнить запрос</text:p>
      <text:p text:style-name="P4"/>
      <text:p text:style-name="P4">Выполнение запросов</text:p>
      <text:p text:style-name="P4">1) Разбор запроса (parser) → строится дерево</text:p>
      <text:p text:style-name="P4">2) Преобразование запроса (rewriter)</text:p>
      <text:p text:style-name="P4">3) Планировщик + оптимизатор (planner) → план выполнения запроса</text:p>
      <text:p text:style-name="P4">4) Выполнение плана → executor</text:p>
      <text:p text:style-name="P4"/>
      <text:p text:style-name="P4">Чтобы выполнить запрос, необходимо построить программу — план выполнения запроса (таких программ может быть несколько)</text:p>
      <text:p text:style-name="P4"><text:soft-page-break/>СУБД должна:</text:p>
      <text:p text:style-name="P4">- уметь построить возможные программы, результаты которых соответствуют заданному SQL-запросу</text:p>
      <text:p text:style-name="P4">- выполнять программу, выполнение которой наиболее эффективно</text:p>
      <text:p text:style-name="P4"/>
      <text:p text:style-name="P4">Выбор плана выполнения запроса</text:p>
      <text:p text:style-name="P4">Критерий: оценочная стоимость выполнения запроса по данному плану</text:p>
      <text:p text:style-name="P4">Компоненты оцениваемой стоимости:</text:p>
      <text:p text:style-name="P4">- число обменов с устройствами внешней памяти, которые потребуются при выполнении плана запроса</text:p>
      <text:p text:style-name="P4">- среднее время обмена</text:p>
      <text:p text:style-name="P4"/>
      <text:p text:style-name="P4">Обозначения реляционной алгебры:</text:p>
      <text:p text:style-name="P4">R, S — отношения (таблицы)</text:p>
      <text:p text:style-name="P4">φ — предикат (условие), φ1 Λ φ2 — составное условие</text:p>
      <text:p text:style-name="P4">σφ(R) — операция выборки — в результате операции формируется отношение на основе R, которое содержит только те строки (кортежи), которые удовлетворяют заданному предикату</text:p>
      <text:p text:style-name="P4">πattr(R) — проекция — в результате операции формируется новое отношение, содержащее только те атрибуты из R, которые были указаны в проекции</text:p>
      <text:p text:style-name="P4">R ⋈θ S — соединение (тета-соединение)</text:p>
      <text:p text:style-name="P4"/>
      <text:p text:style-name="P4">Материализация данных — сохранение промежуточных результатов.</text:p>
      <text:p text:style-name="P4">Увеличивает время выполнение запроса:</text:p>
      <text:p text:style-name="P4">- запись промежуточных результатов</text:p>
      <text:p text:style-name="P4">- чтение сохранённых результатов для выполнения последующих операций</text:p>
      <text:p text:style-name="P4"/>
      <text:p text:style-name="P4">Конвейерная обработка данных — передача результатов одной операции на обработку другой без создания временных отношений (для хранения промежуточных результатов)</text:p>
      <text:p text:style-name="P4">Для планов, которых большинство операций происходят в конвейере:</text:p>
      <text:p text:style-name="P4">- при расчёте стоимости плана выполнения запроса отпадает необходимость в учёте стоимости записи и последующего чтения промежуточных таблиц</text:p>
      <text:p text:style-name="P4"/>
      <text:p text:style-name="P4"/>
      <text:p text:style-name="P4"/>
      <text:p text:style-name="P4"/>
      <text:p text:style-name="P4"/>
      <text:p text:style-name="P4"><text:soft-page-break/>Левосторонне дерево — результат соединения — в левой части дерева, представляющего план.</text:p>
      <text:p text:style-name="P4">Обычно оптимизаторы запросов в СУБД рассматривают только левосторонние деревья:</text:p>
      <text:p text:style-name="P4">1) Необходимо сократить число планов для анализа</text:p>
      <text:p text:style-name="P4">2) Такие планы позволяют избежать материализации, используя конвейерную обработку данных</text:p>
      <text:p text:style-name="P4"/>
      <text:p text:style-name="P4">Типы деревьев при построении:</text:p>
      <text:p text:style-name="P4">1) Левостороннее</text:p>
      <text:p text:style-name="P4">2) Смешанное линейное</text:p>
      <text:p text:style-name="P4">3) Нелинейное</text:p>
      <text:p text:style-name="P4"/>
      <text:p text:style-name="P4">Советы при построении плана:</text:p>
      <text:p text:style-name="P4">- использовать конвейерную обработку (левосторонние планы, избегать блокирующих операций)</text:p>
      <text:p text:style-name="P4">- делать выборку как можно раньше</text:p>
      <text:p text:style-name="P4">- делать проекции раньше</text:p>
      <text:p text:style-name="P4">- грамотно планировать соединения</text:p>
      <text:p text:style-name="P4">Цель: уменьшение размеров промежуточных данных =&gt; уменьшение числа операций чтения записи во внешнюю память</text:p>
      <text:p text:style-name="P4"/>
      <text:p text:style-name="P4">Индексы при построении планов:</text:p>
      <text:p text:style-name="P4">Могут быть полезны:</text:p>
      <text:p text:style-name="P4">- выборка данных (фильтрация)</text:p>
      <text:p text:style-name="P4">- соединения</text:p>
      <text:p text:style-name="P4">Негативные эффекты:</text:p>
      <text:p text:style-name="P4">- может потребоваться материализация промежуточных результатов</text:p>
      <text:p text:style-name="P4"/>
      <text:p text:style-name="P4">Расчёт стоимости плана выполнения запроса:</text:p>
      <text:p text:style-name="P4">- чтение входных или промежуточных таблиц</text:p>
      <text:p text:style-name="P4">- запись промежуточных данных (материализация — результат сохраняется во временных отношениях после выполнения одной операции для обработки следующей операцией)</text:p>
      <text:p text:style-name="P4">- сортировка результата (DISTINCT)</text:p>
      <text:p text:style-name="P4"/>
      <text:p text:style-name="P4">R ⋈R.id=S.id S = σR.id=S.id(R X S)</text:p>
      <text:p text:style-name="P4"/>
      <text:p text:style-name="P4"/>
      <text:p text:style-name="P4"><text:soft-page-break/>Выполнение соединений JOIN</text:p>
      <text:p text:style-name="P4">- Nested Loop Join</text:p>
      <text:p text:style-name="P4">- Hash Join</text:p>
      <text:p text:style-name="P4">- Sort-merge Join</text:p>
      <text:p text:style-name="P4"/>
      <text:p text:style-name="P4"><text:span text:style-name="T2">1.1) Nested Loop Join (с</text:span>оединение с использованием вложенного цикла<text:span text:style-name="T2">)</text:span> </text:p>
      <text:p text:style-name="P4">R ⋈condition S</text:p>
      <text:p text:style-name="P4">R — внешнее отношение</text:p>
      <text:p text:style-name="P4">S — внутреннее отношение</text:p>
      <text:p text:style-name="P4">Для каждой записи r в R:</text:p>
      <text:p text:style-name="P4"><text:tab/>Для каждой записи s в S:</text:p>
      <text:p text:style-name="P4"><text:tab/><text:tab/>Если condition == true, r+s - в результат</text:p>
      <text:p text:style-name="P6">Проблема — для каждой итерации внешнего цикла нужно заново загружать страницы для внутреннего</text:p>
      <text:p text:style-name="P6"/>
      <text:p text:style-name="P6">1.2) Block Nested Loop Join</text:p>
      <text:p text:style-name="P5">R ⋈condition S</text:p>
      <text:p text:style-name="P5">R — внешнее отношение</text:p>
      <text:p text:style-name="P5">S — внутреннее отношение</text:p>
      <text:p text:style-name="P5"/>
      <text:p text:style-name="P6">Для каждого блока N страниц в R:</text:p>
      <text:p text:style-name="P6"><text:tab/>Для каждой страницы из S:</text:p>
      <text:p text:style-name="P6"><text:tab/><text:tab/><text:span text:style-name="T1">Если condition == true, r+s - в результат</text:span></text:p>
      <text:p text:style-name="P6"/>
      <text:p text:style-name="P6">1.3) Эффективнее, если внешнее отношение меньше, чем внутреннее:</text:p>
      <text:p text:style-name="P6">- уменьшается число чтений внутреннего отношения</text:p>
      <text:p text:style-name="P6"/>
      <text:p text:style-name="P6">2) Sort-merge Join (соединение слиянием) — обе таблицы должны быть отсортированы (по соединяемым столбцам)</text:p>
      <text:p text:style-name="P6"/>
      <text:p text:style-name="P6">3) Index Nested Loop Join</text:p>
      <text:p text:style-name="P5">R ⋈condition S</text:p>
      <text:p text:style-name="P5">R — внешнее отношение</text:p>
      <text:p text:style-name="P5">S — внутреннее отношение</text:p>
      <text:p text:style-name="P6">Есть индекс на S.attr</text:p>
      <text:p text:style-name="P6"/>
      <text:p text:style-name="P6">Для каждой записи r в R:</text:p>
      <text:p text:style-name="P6"><text:tab/>ищем соответствующую запись s в S — используя индекс</text:p>
      <text:p text:style-name="P6"/>
      <text:p text:style-name="P6"><text:soft-page-break/>Просмотр плана, используемого СУБД:</text:p>
      <text:p text:style-name="P6">EXPLAIN — позволяет посмотреть план выполнения запроса, отобранный PostgreSQL</text:p>
      <text:p text:style-name="P6">EXPLAIN query; (query не выполняется)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По_20_умолчанию" style:display-name="По умолчанию" style:family="paragraph" style:next-style-name="Standard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fo:color="#000000" loext:opacity="100%" style:font-name="Helvetica Neue" fo:font-family="'Helvetica Neue'" style:font-family-generic="roman" style:font-pitch="variable" fo:font-size="11pt" fo:language="ru" fo:country="RU" style:letter-kerning="false" style:font-name-asian="Arial Unicode MS" style:font-family-asian="'Arial Unicode MS'" style:font-family-generic-asian="system" style:font-pitch-asian="variable" style:font-size-asian="11pt" style:language-asian="ru" style:country-asian="RU" style:font-name-complex="Arial Unicode MS" style:font-family-complex="'Arial Unicode M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11:57:52.827000000</meta:creation-date>
    <dc:date>2025-09-15T17:44:46.671492391</dc:date>
    <meta:editing-duration>PT15H36M20S</meta:editing-duration>
    <meta:editing-cycles>23</meta:editing-cycles>
    <meta:generator>LibreOffice/7.4.7.2$Linux_X86_64 LibreOffice_project/40$Build-2</meta:generator>
    <meta:document-statistic meta:table-count="0" meta:image-count="0" meta:object-count="0" meta:page-count="6" meta:paragraph-count="128" meta:word-count="876" meta:character-count="6579" meta:non-whitespace-character-count="5787"/>
  </office:meta>
</office:document-meta>
</file>